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6.739cm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512cm" fo:min-width="1.913cm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512cm" fo:min-width="3.05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8cm" fo:min-width="2.04cm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512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4.064cm" svg:x="1.762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4.064cm" svg:x="11.79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762cm" svg:x="16.113cm" svg:y="3.03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0.762cm" svg:x="13.7cm" svg:y="4.9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0.508cm" svg:x="4.048cm" svg:y="3.667cm">
          <text:p text:style-name="P1">Ping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0.508cm" svg:x="12.176cm" svg:y="2.2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0.508cm" svg:x="15.986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67cm" svg:height="0.762cm" svg:x="12.176cm" svg:y="3.03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0.508cm" svg:x="14.208cm" svg:y="4.30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2.667cm" svg:height="0.762cm" svg:x="4.048cm" svg:y="4.302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9T20:49:04.128823869</meta:creation-date>
    <dc:date>2021-05-09T20:52:51.767023734</dc:date>
    <meta:editing-duration>PT3M48S</meta:editing-duration>
    <meta:editing-cycles>8</meta:editing-cycles>
    <meta:generator>LibreOffice/6.1.5.2$Linux_ARM_EABI LibreOffice_project/10$Build-2</meta:generator>
    <meta:document-statistic meta:object-count="10"/>
  </office:meta>
</office:document-meta>
</file>